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2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3" style:family="table-cell" style:parent-style-name="Default">
      <style:table-cell-properties fo:background-color="#ccffcc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6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ccffff"/>
    </style:style>
    <style:style style:name="ce1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0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table:number-columns-spanned="7" table:number-rows-spanned="1"/>
          <table:covered-table-cell table:number-columns-repeated="6" table:style-name="ce4"/>
          <table:table-cell table:style-name="ce13" table:number-columns-repeated="4"/>
          <table:table-cell table:style-name="ce13" office:value-type="string" calcext:value-type="string">
            <text:p>Make Poster re:Jules meeting</text:p>
          </table:table-cell>
          <table:table-cell table:style-name="ce13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3" table:number-columns-repeated="4"/>
          <table:table-cell table:style-name="ce13" office:value-type="string" calcext:value-type="string">
            <text:p>Try SSHing</text:p>
          </table:table-cell>
          <table:table-cell table:style-name="ce13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3" office:value-type="string" calcext:value-type="string">
            <text:p>JULES: figure out what all the server stuff is</text:p>
          </table:table-cell>
          <table:table-cell table:style-name="ce13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3" office:value-type="string" calcext:value-type="string">
            <text:p>Phendulum</text:p>
          </table:table-cell>
          <table:table-cell table:style-name="ce13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Sign up for JULES ASM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Tody on Jasmin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up: Email Sandy outputs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to Wild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: Email Stijn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Ask about posters</text:p>
          </table:table-cell>
          <table:covered-table-cell table:number-columns-repeated="6" table:style-name="ce4"/>
          <table:table-cell table:style-name="ce13" office:value-type="string" calcext:value-type="string">
            <text:p>Firemip: No devtools workaround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3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3" office:value-type="string" calcext:value-type="string">
            <text:p>TM2 repo</text:p>
          </table:table-cell>
          <table:table-cell table:style-name="ce13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Join Union</text:p>
          </table:table-cell>
          <table:table-cell table:style-name="ce4" table:number-columns-repeated="6"/>
          <table:table-cell table:style-name="ce15" office:value-type="string" calcext:value-type="string" table:number-columns-spanned="7" table:number-rows-spanned="1">
            <text:p>RS paper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Find placeto backup work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9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Email MEL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5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5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15"/>
          <table:table-cell table:style-name="ce21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0" office:value-type="string" calcext:value-type="string" table:number-columns-spanned="7" table:number-rows-spanned="1">
            <text:p>New Starter Form</text:p>
          </table:table-cell>
          <table:covered-table-cell table:number-columns-repeated="6" table:style-name="ce10"/>
          <table:table-cell table:style-name="ce18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Reply <text:s/>to Edingbough</text:p>
          </table:table-cell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2"/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1"/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>
            <text:p>Make cv maker into package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>
            <text:p>Make scholar grab into package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09:23:42.523310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6-08T09:25:29.572316565</dc:date>
    <meta:editing-duration>P54DT4H25S</meta:editing-duration>
    <meta:editing-cycles>79</meta:editing-cycles>
    <meta:generator>LibreOffice/4.3.7.2$Linux_X86_64 LibreOffice_project/430$Build-2</meta:generator>
    <meta:document-statistic meta:table-count="2" meta:cell-count="37" meta:object-count="0"/>
  </office:meta>
</office:document-meta>
</file>